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3.6909in"/>
    </style:style>
    <style:style style:name="co3" style:family="table-column">
      <style:table-column-properties fo:break-before="auto" style:column-width="2.9945in"/>
    </style:style>
    <style:style style:name="co4" style:family="table-column">
      <style:table-column-properties fo:break-before="auto" style:column-width="3.6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1925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BTN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スタート</text:p>
          </table:table-cell>
          <table:table-cell office:value-type="string" calcext:value-type="string">
            <text:p>JUGAR</text:p>
          </table:table-cell>
        </table:table-row>
        <table:table-row table:style-name="ro1">
          <table:table-cell office:value-type="string" calcext:value-type="string">
            <text:p>BTN_OPT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設定</text:p>
          </table:table-cell>
          <table:table-cell office:value-type="string" calcext:value-type="string">
            <text:p>OPCIONES</text:p>
          </table:table-cell>
        </table:table-row>
        <table:table-row table:style-name="ro1">
          <table:table-cell office:value-type="string" calcext:value-type="string">
            <text:p>BTN_CRD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クレジット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office:value-type="string" calcext:value-type="string">
            <text:p>BTN_B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ATRÁS</text:p>
          </table:table-cell>
        </table:table-row>
        <table:table-row table:style-name="ro2">
          <table:table-cell office:value-type="string" calcext:value-type="string">
            <text:p>TXT_CREDITS</text:p>
          </table:table-cell>
          <table:table-cell table:style-name="ce1" office:value-type="string" calcext:value-type="string">
            <text:p>[center]【Credits】</text:p>
            <text:p/>
            <text:p>Programmer</text:p>
            <text:p>[url=https://twitter.com/Noodle_Sushi][font=res://Fonts/BBCodeAlign.tres][img=28]res://Sprites/twitter.svg[/img][/font] @Noodle_Sushi[/url]</text:p>
            <text:p/>
            <text:p>Artist</text:p>
            <text:p>[url=https://twitter.com/Kemono_Haru][font=res://Fonts/BBCodeAlign.tres][img=28]res://Sprites/twitter.svg[/img][/font] @Kemono_Haru[/url]</text:p>
            <text:p/>
            <text:p>Animator</text:p>
            <text:p>[url=https://twitter.com/Kemono_Haru][font=res://Fonts/BBCodeAlign.tres][img=28]res://Sprites/twitter.svg[/img][/font] @Kemono_Haru[/url]</text:p>
            <text:p/>
            <text:p>Inspirations</text:p>
            <text:p>『Rhythm Heaven Fever』（Manzai）</text:p>
            <text:p>『Kaiketsu Zorori』（Manga and Anime Series）[/center]</text:p>
          </table:table-cell>
          <table:table-cell table:style-name="ce1" office:value-type="string" calcext:value-type="string">
            <text:p>[center]【クレジット】</text:p>
            <text:p/>
            <text:p>プログラマー</text:p>
            <text:p>[url=https://twitter.com/Noodle_Sushi][font=res://Fonts/BBCodeAlign.tres][img=28]res://Sprites/twitter.svg[/img][/font] @Noodle_Sushi[/url]</text:p>
            <text:p/>
            <text:p>アーティスト</text:p>
            <text:p>[url=https://twitter.com/Kemono_Haru][font=res://Fonts/BBCodeAlign.tres][img=28]res://Sprites/twitter.svg[/img][/font] @Kemono_Haru[/url]</text:p>
            <text:p/>
            <text:p>アニメータ</text:p>
            <text:p>[url=https://twitter.com/Kemono_Haru][font=res://Fonts/BBCodeAlign.tres][img=28]res://Sprites/twitter.svg[/img][/font] @Kemono_Haru[/url]</text:p>
            <text:p/>
            <text:p>原作</text:p>
            <text:p>『みんなのリズム天国』（のまんざい）</text:p>
            <text:p>『かいけつゾロリ』（絵本シリーズ）[/center]</text:p>
          </table:table-cell>
          <table:table-cell table:style-name="ce3" office:value-type="string" calcext:value-type="string">
            <text:p><text:span text:style-name="T1">[center]【Créditos】</text:span></text:p>
            <text:p/>
            <text:p><text:span text:style-name="T1">Programador</text:span></text:p>
            <text:p><text:span text:style-name="T1">[url=https://twitter.com/Noodle_Sushi][font=res://Fonts/BBCodeAlign.tres][img=28]res://Sprites/twitter.svg[/img][/font] @Noodle_Sushi[/url]</text:span></text:p>
            <text:p/>
            <text:p><text:span text:style-name="T1">Artista</text:span></text:p>
            <text:p><text:span text:style-name="T1">[url=https://twitter.com/Kemono_Haru][font=res://Fonts/BBCodeAlign.tres][img=28]res://Sprites/twitter.svg[/img][/font] @Kemono_Haru[/url]</text:span></text:p>
            <text:p/>
            <text:p><text:span text:style-name="T1">Animador</text:span></text:p>
            <text:p><text:span text:style-name="T1">[url=https://twitter.com/Kemono_Haru][font=res://Fonts/BBCodeAlign.tres][img=28]res://Sprites/twitter.svg[/img][/font] @Kemono_Haru[/url]</text:span></text:p>
            <text:p/>
            <text:p><text:span text:style-name="T1">Inspiraciones</text:span></text:p>
            <text:p><text:span text:style-name="T1">『Rhythm Heaven Fever』（Manzai）</text:span></text:p>
            <text:p><text:span text:style-name="T1">『Kaiketsu Zorori』（Series de Manga y Anime）[/center]</text:span></text:p>
          </table:table-cell>
        </table:table-row>
        <table:table-row table:style-name="ro3">
          <table:table-cell office:value-type="string" calcext:value-type="string">
            <text:p>LBL_RECORD</text:p>
          </table:table-cell>
          <table:table-cell office:value-type="string" calcext:value-type="string">
            <text:p>Record: <text:s text:c="3"/>{0,2}</text:p>
          </table:table-cell>
          <table:table-cell office:value-type="string" calcext:value-type="string">
            <text:p>自己ベスト <text:s text:c="3"/>{0,2}</text:p>
          </table:table-cell>
          <table:table-cell office:value-type="string" calcext:value-type="string">
            <text:p>Marca personal <text:s text:c="3"/>{0,2}</text:p>
          </table:table-cell>
        </table:table-row>
        <table:table-row table:style-name="ro1">
          <table:table-cell office:value-type="string" calcext:value-type="string">
            <text:p>LBL_GM_OVR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ゲームオーバー</text:p>
          </table:table-cell>
          <table:table-cell office:value-type="string" calcext:value-type="string">
            <text:p>Se acabós</text:p>
          </table:table-cell>
        </table:table-row>
        <table:table-row table:style-name="ro3">
          <table:table-cell office:value-type="string" calcext:value-type="string">
            <text:p>LBL_NEW_HS</text:p>
          </table:table-cell>
          <table:table-cell office:value-type="string" calcext:value-type="string">
            <text:p>New Record!</text:p>
          </table:table-cell>
          <table:table-cell office:value-type="string" calcext:value-type="string">
            <text:p>自己ベスト更新!!!</text:p>
          </table:table-cell>
          <table:table-cell office:value-type="string" calcext:value-type="string">
            <text:p>¡Nuevo récord!</text:p>
          </table:table-cell>
        </table:table-row>
        <table:table-row table:style-name="ro3">
          <table:table-cell office:value-type="string" calcext:value-type="string">
            <text:p>LBL_SCORE</text:p>
          </table:table-cell>
          <table:table-cell office:value-type="string" calcext:value-type="string">
            <text:p>{0}</text:p>
          </table:table-cell>
          <table:table-cell office:value-type="string" calcext:value-type="string">
            <text:p>{0} 笑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SET_LANG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言語</text:p>
          </table:table-cell>
          <table:table-cell office:value-type="string" calcext:value-type="string">
            <text:p>Idioma</text:p>
          </table:table-cell>
        </table:table-row>
        <table:table-row table:style-name="ro1">
          <table:table-cell office:value-type="string" calcext:value-type="string">
            <text:p>SET_SUB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キャプション</text:p>
          </table:table-cell>
          <table:table-cell office:value-type="string" calcext:value-type="string">
            <text:p>Subtítulos</text:p>
          </table:table-cell>
        </table:table-row>
        <table:table-row table:style-name="ro1">
          <table:table-cell office:value-type="string" calcext:value-type="string">
            <text:p>SET_BUT</text:p>
          </table:table-cell>
          <table:table-cell office:value-type="string" calcext:value-type="string">
            <text:p>Slap Button Mode</text:p>
          </table:table-cell>
          <table:table-cell office:value-type="string" calcext:value-type="string">
            <text:p>スラップボタンモード</text:p>
          </table:table-cell>
          <table:table-cell office:value-type="string" calcext:value-type="string">
            <text:p>Modo de Palmada</text:p>
          </table:table-cell>
        </table:table-row>
        <table:table-row table:style-name="ro1">
          <table:table-cell office:value-type="string" calcext:value-type="string">
            <text:p>SET_BUT_ONE</text:p>
          </table:table-cell>
          <table:table-cell office:value-type="string" calcext:value-type="string">
            <text:p>One Button</text:p>
          </table:table-cell>
          <table:table-cell office:value-type="string" calcext:value-type="string">
            <text:p>単ボタン</text:p>
          </table:table-cell>
          <table:table-cell office:value-type="string" calcext:value-type="string">
            <text:p>Un botón</text:p>
          </table:table-cell>
        </table:table-row>
        <table:table-row table:style-name="ro1">
          <table:table-cell office:value-type="string" calcext:value-type="string">
            <text:p>SET_BUT_TWO</text:p>
          </table:table-cell>
          <table:table-cell office:value-type="string" calcext:value-type="string">
            <text:p>Second Button</text:p>
          </table:table-cell>
          <table:table-cell office:value-type="string" calcext:value-type="string">
            <text:p>２番ボタン</text:p>
          </table:table-cell>
          <table:table-cell office:value-type="string" calcext:value-type="string">
            <text:p>Segundo botón</text:p>
          </table:table-cell>
        </table:table-row>
        <table:table-row table:style-name="ro3">
          <table:table-cell office:value-type="string" calcext:value-type="string">
            <text:p>SET_BUT_SIM</text:p>
          </table:table-cell>
          <table:table-cell office:value-type="string" calcext:value-type="string">
            <text:p>Two Buttons Together</text:p>
          </table:table-cell>
          <table:table-cell table:style-name="ce2" office:value-type="string" calcext:value-type="string">
            <text:p>同時２ボタン </text:p>
          </table:table-cell>
          <table:table-cell office:value-type="string" calcext:value-type="string">
            <text:p>Dos Botones Juntos</text:p>
          </table:table-cell>
        </table:table-row>
        <table:table-row table:style-name="ro3">
          <table:table-cell office:value-type="string" calcext:value-type="string">
            <text:p>SET_CTRL_KEYONE</text:p>
          </table:table-cell>
          <table:table-cell office:value-type="string" calcext:value-type="string">
            <text:p>Primary Key</text:p>
          </table:table-cell>
          <table:table-cell table:style-name="ce2" office:value-type="string" calcext:value-type="string">
            <text:p>メインキー </text:p>
          </table:table-cell>
          <table:table-cell office:value-type="string" calcext:value-type="string">
            <text:p>Tecla Principal</text:p>
          </table:table-cell>
        </table:table-row>
        <table:table-row table:style-name="ro3">
          <table:table-cell office:value-type="string" calcext:value-type="string">
            <text:p>SET_CTRL_KEYTWO</text:p>
          </table:table-cell>
          <table:table-cell office:value-type="string" calcext:value-type="string">
            <text:p>Secondary Key</text:p>
          </table:table-cell>
          <table:table-cell table:style-name="ce2" office:value-type="string" calcext:value-type="string">
            <text:p>サブキー</text:p>
          </table:table-cell>
          <table:table-cell office:value-type="string" calcext:value-type="string">
            <text:p>Tecla Secundario</text:p>
          </table:table-cell>
        </table:table-row>
        <table:table-row table:style-name="ro3">
          <table:table-cell office:value-type="string" calcext:value-type="string">
            <text:p>SET_CTRL_BTNONE</text:p>
          </table:table-cell>
          <table:table-cell office:value-type="string" calcext:value-type="string">
            <text:p>Primary Button</text:p>
          </table:table-cell>
          <table:table-cell table:style-name="ce2" office:value-type="string" calcext:value-type="string">
            <text:p>メインボタン </text:p>
          </table:table-cell>
          <table:table-cell office:value-type="string" calcext:value-type="string">
            <text:p>Botón Principal</text:p>
          </table:table-cell>
        </table:table-row>
        <table:table-row table:style-name="ro3">
          <table:table-cell office:value-type="string" calcext:value-type="string">
            <text:p>SET_CTRL_BTNTWO</text:p>
          </table:table-cell>
          <table:table-cell office:value-type="string" calcext:value-type="string">
            <text:p>Secondary Button</text:p>
          </table:table-cell>
          <table:table-cell table:style-name="ce2" office:value-type="string" calcext:value-type="string">
            <text:p>サブボタン </text:p>
          </table:table-cell>
          <table:table-cell office:value-type="string" calcext:value-type="string">
            <text:p>Botón Secundario</text:p>
          </table:table-cell>
        </table:table-row>
        <table:table-row table:style-name="ro1">
          <table:table-cell office:value-type="string" calcext:value-type="string">
            <text:p>SET_RESET_HS</text:p>
          </table:table-cell>
          <table:table-cell office:value-type="string" calcext:value-type="string">
            <text:p>Reset Highscore</text:p>
          </table:table-cell>
          <table:table-cell office:value-type="string" calcext:value-type="string">
            <text:p>ハイスコアリセット</text:p>
          </table:table-cell>
          <table:table-cell office:value-type="string" calcext:value-type="string">
            <text:p>Reiniciar Máximo</text:p>
          </table:table-cell>
        </table:table-row>
        <table:table-row table:style-name="ro1">
          <table:table-cell office:value-type="string" calcext:value-type="string">
            <text:p>SET_FULLSCR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フルスクリーン</text:p>
          </table:table-cell>
          <table:table-cell office:value-type="string" calcext:value-type="string">
            <text:p>Pantalla Comple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23:35:08.428000000</dc:date>
    <meta:editing-duration>PT5H16M14S</meta:editing-duration>
    <meta:editing-cycles>21</meta:editing-cycles>
    <meta:generator>LibreOffice/7.5.2.2$Windows_X86_64 LibreOffice_project/53bb9681a964705cf672590721dbc85eb4d0c3a2</meta:generator>
    <meta:document-statistic meta:table-count="1" meta:cell-count="88" meta:object-count="0"/>
  </office:meta>
</office:document-meta>
</file>